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2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8.1 Fönstren hamnar på olika platser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repeated="1017"/>
        </table:table-row>
        <table:table-row table:style-name="ro3">
          <table:table-cell office:value-type="string">
            <text:p>8.2 Fönstren får fokus när man klickar på dem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repeated="1017"/>
        </table:table-row>
        <table:table-row table:style-name="ro3">
          <table:table-cell office:value-type="string">
            <text:p>9. Anpassade fönster öppnas för bilderna</text:p>
          </table:table-cell>
          <table:table-cell office:value-type="float" office:value="2">
            <text:p>2</text:p>
          </table:table-cell>
          <table:table-cell table:number-columns-repeated="5"/>
          <table:table-cell table:number-columns-repeated="1017"/>
        </table:table-row>
        <table:table-row table:style-name="ro3">
          <table:table-cell office:value-type="string">
            <text:p>10. Lägg till Memory</text:p>
          </table:table-cell>
          <table:table-cell office:value-type="float" office:value="2">
            <text:p>2</text:p>
          </table:table-cell>
          <table:table-cell table:number-columns-repeated="5"/>
          <table:table-cell table:number-columns-repeated="1017"/>
        </table:table-row>
        <table:table-row table:style-name="ro3">
          <table:table-cell office:value-type="string">
            <text:p>12.1 Högerklicka för att välja bild som bakgrund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repeated="1017"/>
        </table:table-row>
        <table:table-row table:style-name="ro3">
          <table:table-cell office:value-type="string">
            <text:p>13. Se över objektorienterad programarkitektur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0">
            <text:p>0</text:p>
          </table:table-cell>
          <table:table-cell table:style-name="ce6" table:formula="of:=[.D4]+[.D5]+[.D6]+[.D7]+[.D8]+[.D9]" office:value-type="float" office:value="0">
            <text:p>0</text:p>
          </table:table-cell>
          <table:table-cell table:style-name="ce6" table:formula="of:=[.E4]+[.E5]+[.E6]+[.E7]+[.E8]+[.E9]" office:value-type="float" office:value="0">
            <text:p>0</text:p>
          </table:table-cell>
          <table:table-cell table:style-name="ce6" table:formula="of:=[.F4]+[.F5]+[.F6]+[.F7]+[.F8]+[.F9]" office:value-type="float" office:value="0">
            <text:p>0</text:p>
          </table:table-cell>
          <table:table-cell table:style-name="ce6" table:formula="of:=[.G4]+[.G5]+[.G6]+[.G7]+[.G8]+[.G9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2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1cm" table:end-y="0.126cm" draw:z-index="0" draw:style-name="gr1" svg:width="14.831cm" svg:height="6.986cm" svg:x="2.845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4.01.2014</text:date>, <text:time>11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04T11:03:58.16</dc:date>
    <meta:editing-duration>PT23H40M54S</meta:editing-duration>
    <meta:editing-cycles>27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